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185e" officeooo:paragraph-rsid="000b18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signed by Trusted Person.</text:p>
      <text:p text:style-name="Standard"/>
      <text:p text:style-name="P1">Signature timestamp was changed by Attacker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8:15:35.837000000</meta:creation-date>
    <dc:date>2021-01-26T18:18:24.300000000</dc:date>
    <meta:editing-duration>PT2M49S</meta:editing-duration>
    <meta:editing-cycles>1</meta:editing-cycles>
    <meta:document-statistic meta:table-count="0" meta:image-count="0" meta:object-count="0" meta:page-count="1" meta:paragraph-count="2" meta:word-count="11" meta:character-count="78" meta:non-whitespace-character-count="69"/>
    <meta:generator>LibreOffice/7.0.4.2$Windows_X86_64 LibreOffice_project/dcf040e67528d9187c66b2379df5ea4407429775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9300ec006a00fa00a400ff004e007800a5008d004c00aa00ab00e500230035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xKBlVfXNXnbh/ubqZOTnAeQoYuW/Jvk/Lod0IJsmTP4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fK/XJakWE5xogUapH3TgO81LwpHL3/hc9Orobft+5Vg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P61Z1DmKlM6UiU7P7/ZdGdZRv7kPg3VX40dx3XnM6l4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7gr7QHIN81zyUNeQMd6Mse016+F6ZqwTlFe4jXP2KWs=</DigestValue>
      </Reference>
      <Reference URI="Thumbnails/thumbnail.png">
        <DigestMethod Algorithm="http://www.w3.org/2001/04/xmlenc#sha256"/>
        <DigestValue>BtIiFU/z43sIa/oHIDNQXvQAeig653OCbRyxDSD+IDI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2a00ae000f008b00a400f70040004900840039008900b4009000d800a300e7">
        <DigestMethod Algorithm="http://www.w3.org/2001/04/xmlenc#sha256"/>
        <DigestValue>pQl2AKsu7Mc/IVeg2Trw5fQ6PYx+87M3x8DqabIFA2o=</DigestValue>
      </Reference>
      <Reference URI="#idSignedProperties" Type="http://uri.etsi.org/01903#SignedProperties">
        <DigestMethod Algorithm="http://www.w3.org/2001/04/xmlenc#sha256"/>
        <DigestValue>V2bug97JpurCGJDIMMaaHG2aDrthfhmj2wxiqgaSgkU=</DigestValue>
      </Reference>
    </SignedInfo>
    <SignatureValue>rDBGa5LgAEdDXBpZMfCF1V9RUYVmX/3G4ubKPYvTEl/maFfrmAXuxeH0t4VgpHda
/v/4afYFoI9xkgnBBd06wKQ+FDzmrm9SJ+m4tRVY1gnKoVPFt+EvUoGNRBRP6Sk7
cN4Iop5mXCWKRxCEd+Cjk4EpglJUBmShI6aGbfB3GyKIoKOZTKxiDsxzp1Tyr8W+
yd1nBnTEjuATG/MJxmroBZP/JruUX+TQ7gIBEjrcGC/faDHYuCmhFoB65K0Iz2FL
fehHoELby6R5TlZyN3HUlV7g0vEBjb/Cijws015R2DYM1uxYi43gZFWjTqKghSDx
j/P62aDezS9Rjh22oANvyQ==</SignatureValue>
    <KeyInfo>
      <X509Data>
        <X509IssuerSerial>
          <X509IssuerName>CN=WISeKey CertifyID Personal GB CA 4, O=WISeKey, C=CH</X509IssuerName>
          <X509SerialNumber>492776570638425942708927152800856035375062304454</X509SerialNumber>
        </X509IssuerSerial>
        <X509Certificate>MIIFHDCCBASgAwIBAgIUVlDdm4Hzpce3Qnsr1LlR58RBxsYwDQYJKoZIhvcNAQEL
BQAwTDELMAkGA1UEBhMCQ0gxEDAOBgNVBAoTB1dJU2VLZXkxKzApBgNVBAMTIldJ
U2VLZXkgQ2VydGlmeUlEIFBlcnNvbmFsIEdCIENBIDQwHhcNMjEwMTI1MTYyNTAz
WhcNMjIwMTI2MTY0ODAwWjCBmDFCMEAGA1UECww5UGVyc29uJ3MgSWRlbnRpdHkg
bm90IFZlcmlmaWVkIC0gV0lTZUlEIEZyZWUgQ2VydGlmaWNhdGVzMSUwIwYDVQQD
DBx0cnVzdGVkLnBlcnNvbi5vZGZAZ21haWwuY29tMSswKQYJKoZIhvcNAQkBFhx0
cnVzdGVkLnBlcnNvbi5vZGZAZ21haWwuY29tMIIBIjANBgkqhkiG9w0BAQEFAAOC
AQ8AMIIBCgKCAQEAwnLVSp5uEONV734vhAo4lq+RA1c3TNkOqHArNcfArVHSacI1
xd7c0Zrq6eW9rpIV0pZ8iHIzNXZCKIK460zw88t0DIz+3khlHVsrL6xrlgLUJI1p
u6tid4mcTy38jxsHBIiZha4MyHaQ/19C2/9Izv6fnStEJbIgHAXlUj8BT/KkXpWk
QSDwImhCCQHO+QnlvS9vPcGkX3tjHcoCkV0H1dv7E+GhAxY/X9pJxjmDlu96rXZk
seUxXdaHvRJs9EIybneDb0FgyPZEDy/FmFnAyepbgTtaerLhLa2JiWytyHURVdv4
5hhSXd06DkuNqQbmj07qVaW/VuVMjI9sGxGvEw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cfsTRNVA24VvdOALX5sZy6OZY8IwHQYDVR0lBBYwFAYIKwYBBQUH
AwIGCCsGAQUFBwMEMA4GA1UdDwEB/wQEAwIFoDANBgkqhkiG9w0BAQsFAAOCAQEA
hmt6mBiCSiCQrErSdtonHHh5VMhtvCb4BKA/8R/keoI4LUK4ImU3AphhAwEbVegu
v8zLdStYr1GwRsmLK8fNQfXs0bHcblwvhVFcZ0X0iR7wfwkMRmxPlsnYChbIo097
6nghIjzrFkbwuuWLd9GRzGUaD9j9dq4yyjVZPCt90oQTqQkUSh/TXvLgAUHvcffL
EkYAh6G09CwgzPw11RYQ+nwpOpTcz8NpFwVnCyMpL+wUFnjY+x75k7UndRLoQw0I
o94tOzYNuPLwcUYk1hRUYjI4RYE7TLFqRxTKsCCP1PyhoqFh1ytEAZCY7nHhCLJ7
cBW3hKuJbwWoMs+l/7cKZA==</X509Certificate>
      </X509Data>
    </KeyInfo>
    <Object>
      <SignatureProperties>
        <SignatureProperty Id="ID_002a00ae000f008b00a400f70040004900840039008900b4009000d800a300e7" Target="#ID_009300ec006a00fa00a400ff004e007800a5008d004c00aa00ab00e500230035">
          <dc:date xmlns:dc="http://purl.org/dc/elements/1.1/">2021-01-26T18:18:37.425000000</dc:date>
        </SignatureProperty>
      </SignatureProperties>
    </Object>
    <Object xmlns:xd="http://uri.etsi.org/01903/v1.3.2#">
      <xd:QualifyingProperties Target="#ID_009300ec006a00fa00a400ff004e007800a5008d004c00aa00ab00e500230035">
        <xd:SignedProperties Id="idSignedProperties">
          <xd:SignedSignatureProperties>
            <xd:SigningTime>2021-01-26T18:18:37.425000000</xd:SigningTime>
            <xd:SigningCertificate>
              <xd:Cert>
                <xd:CertDigest>
                  <DigestMethod Algorithm="http://www.w3.org/2001/04/xmlenc#sha256"/>
                  <DigestValue>RpfTAIjIBGpqIlj8Sm8+7gUrwOEvzgaS92S34fiop3I=</DigestValue>
                </xd:CertDigest>
                <xd:IssuerSerial>
                  <X509IssuerName>CN=WISeKey CertifyID Personal GB CA 4, O=WISeKey, C=CH</X509IssuerName>
                  <X509SerialNumber>492776570638425942708927152800856035375062304454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tTCCAp2gAwIBAgIQdrEgUnTwhYdGs/gjGvbCwDANBgkqhkiG9w0BAQsFADBtMQswCQYDVQQGEwJDSDEQMA4GA1UEChMHV0lTZUtleTEiMCAGA1UECxMZT0lTVEUgRm91bmRhdGlvbiBFbmRvcnNlZDEoMCYGA1UEAxMfT0lTVEUgV0lTZUtleSBHbG9iYWwgUm9vdCBHQiBDQTAeFw0xNDEyMDExNTAwMzJaFw0zOTEyMDExNTEwMzFaMG0xCzAJBgNVBAYTAkNIMRAwDgYDVQQKEwdXSVNlS2V5MSIwIAYDVQQLExlPSVNURSBGb3VuZGF0aW9uIEVuZG9yc2VkMSgwJgYDVQQDEx9PSVNURSBXSVNlS2V5IEdsb2JhbCBSb290IEdCIENBMIIBIjANBgkqhkiG9w0BAQEFAAOCAQ8AMIIBCgKCAQEA2Be3HEokKtaXscriHvt9OO+Y9bI5mE4nuBFde9IllIiCFSZqGzG7qFshISvYD06fWvGxWuR51jIjK+FTzJlFXHtPrby/h0oLS5daqPZI7H17Dc0hBt+eFf1Biki3IPShehtX1F1Q/7pn2COZH8g/497/b1t3sWtuuMlk9+HKQUYOKXHQuSP8yYFfTvdv37+ErXNku7dCjmn21HYdfp2nuFeKUWdy19SouJVUQHMD9ur06/4oQnc/nSMbsrY9gBQHTC5P99UKFg29ZkM3fiNDecNAhvVMKdqOmq0NpQSHiB6F4+lT1ZvIiwNjeOvgGUpuuy9rM2RYk61pv48b74JIxwIDAQABo1EwTzALBgNVHQ8EBAMCAYYwDwYDVR0TAQH/BAUwAwEB/zAdBgNVHQ4EFgQUNQ/INmNe4qPs+TtmFc5RUuORmj0wEAYJKwYBBAGCNxUBBAMCAQAwDQYJKoZIhvcNAQELBQADggEBAEBM+4eymYGQfp3FsLAmzYh7KzKNbrghcViXfa43FK8+5/ea4n32cZiZBKpDdHij40lhPnOMTZTg+XHEthYOU3gf1qKHLwI5gSk8rxWYITD+KJAAjNHhy/peyP34EEY7onhCkRd0VQreUGdNZtGn//3ZwLWoo4rOZvUPQ82nK1d7Y0Zqqi5S2PTt4W2tKZB4SLrhI6qjiey1q5bAtEuiHZeeevJuQHHfaPFlTc58Bd9TZaml8LGXBHAVRgOY1NK/VLSgWH1Sb9pWJmLU2NuJMW8c8CLC02IcNc1MaRVUGpCY3useX8p3x8uOPUNpnJpY0CQ73xtAln41rYHHTnG6iBM=</xd:EncapsulatedX509Certificate>
              <xd:EncapsulatedX509Certificate>MIIEvjCCA6agAwIBAgITMwAAABzNh2vJdU6nywAAAAAAHDANBgkqhkiG9w0BAQsFADBtMQswCQYDVQQGEwJDSDEQMA4GA1UEChMHV0lTZUtleTEiMCAGA1UECxMZT0lTVEUgRm91bmRhdGlvbiBFbmRvcnNlZDEoMCYGA1UEAxMfT0lTVEUgV0lTZUtleSBHbG9iYWwgUm9vdCBHQiBDQTAeFw0yMDA3MDQxNTIwMjZaFw0zNTA3MDQxNTMwMjZaMEwxCzAJBgNVBAYTAkNIMRAwDgYDVQQKEwdXSVNlS2V5MSswKQYDVQQDEyJXSVNlS2V5IENlcnRpZnlJRCBQZXJzb25hbCBHQiBDQSA0MIIBIjANBgkqhkiG9w0BAQEFAAOCAQ8AMIIBCgKCAQEAsL4uMagNTJAAQIqfngQ+idSu0CnOKSs01xdVCJd4J/L6FE26lvJJQKvr8Kw44571K9WsPDP4vyvbAhMnCAq5z9ukb9PqGwQu7zaM/YKRLspwSFaG7H3F5xqAQOzOClsW8gVYxrOUe6Uzq8s29wdMgZu3lPG92WzxyGHnVaV1sa4buzWiOqTsgkBZuBXOmIDpgEJtsX70RpHoLTKS5vgI0KqljhfJpoYwdNO1zc37GpX5b/f5YYazfa52lK/i7qO0p6fu8VPvDtNObdZhD+5sMga96F/XO/c7su5/WTGa+AgTyv3k5aHJKspZU0uuMpfQClhdLgs/ScFjeNl5EGKfKwIDAQABo4IBdjCCAXIwHQYDVR0OBBYEFNtoLANXesw9bGmhOaCbv7CKGVexMB8GA1UdIwQYMBaAFDUPyDZjXuKj7Pk7ZhXOUVLjkZo9MDsGA1UdHwQ0MDIwMKAuoCyGKmh0dHA6Ly9wdWJsaWMud2lzZWtleS5jb20vY3JsL293Z3JnYmNhLmNybDBsBggrBgEFBQcBAQRgMF4wNgYIKwYBBQUHMAKGKmh0dHA6Ly9wdWJsaWMud2lzZWtleS5jb20vY3J0L293Z3JnYmNhLmNydDAkBggrBgEFBQcwAYYYaHR0cDovL29jc3Aud2lzZWtleS5jb20vMEIGA1UdIAQ7MDkwNwYEVR0gADAvMC0GCCsGAQUFBwIBFiFodHRwOi8vd3d3Lndpc2VrZXkuY29tL3JlcG9zaXRvcnkwHQYDVR0lBBYwFAYIKwYBBQUHAwQGCCsGAQUFBwMCMBIGA1UdEwEB/wQIMAYBAf8CAQAwDgYDVR0PAQH/BAQDAgEGMA0GCSqGSIb3DQEBCwUAA4IBAQC+kC2vXY3///B9YT1zK7D2d5gOpeSjqVNceddRnrfDk+ks+FtRyW7La8b9oK/hpiakkqLmuOzesbgok+Ta740l7tOxt94UjWpMLqmLJMwA/lCyj7ZVVMFOdxGhWlG5saSSqagXqoxrSdRwsmQs/YYMZf6OEA2P4Tss1flpdlsydmFpJ2qZtYusF0WiAvOYVYasXHCUI3Zb5BmU0rbya3RRQKuFYAIL9F/MfNj4T31HaCEfX+t3axRc6g+E9/yx8uSHF8aaeJhpkSwitCibz03dD+Jb7C3f30XkmyNCpGB47/r40TxmSxafVdhI6YscLiV7qbjs2n3zZHCMzjBXDJ/h</xd:EncapsulatedX509Certificate>
              <xd:EncapsulatedX509Certificate>MIIFHDCCBASgAwIBAgIUVlDdm4Hzpce3Qnsr1LlR58RBxsYwDQYJKoZIhvcNAQELBQAwTDELMAkGA1UEBhMCQ0gxEDAOBgNVBAoTB1dJU2VLZXkxKzApBgNVBAMTIldJU2VLZXkgQ2VydGlmeUlEIFBlcnNvbmFsIEdCIENBIDQwHhcNMjEwMTI1MTYyNTAzWhcNMjIwMTI2MTY0ODAwWjCBmDFCMEAGA1UECww5UGVyc29uJ3MgSWRlbnRpdHkgbm90IFZlcmlmaWVkIC0gV0lTZUlEIEZyZWUgQ2VydGlmaWNhdGVzMSUwIwYDVQQDDBx0cnVzdGVkLnBlcnNvbi5vZGZAZ21haWwuY29tMSswKQYJKoZIhvcNAQkBFhx0cnVzdGVkLnBlcnNvbi5vZGZAZ21haWwuY29tMIIBIjANBgkqhkiG9w0BAQEFAAOCAQ8AMIIBCgKCAQEAwnLVSp5uEONV734vhAo4lq+RA1c3TNkOqHArNcfArVHSacI1xd7c0Zrq6eW9rpIV0pZ8iHIzNXZCKIK460zw88t0DIz+3khlHVsrL6xrlgLUJI1pu6tid4mcTy38jxsHBIiZha4MyHaQ/19C2/9Izv6fnStEJbIgHAXlUj8BT/KkXpWkQSDwImhCCQHO+QnlvS9vPcGkX3tjHcoCkV0H1dv7E+GhAxY/X9pJxjmDlu96rXZkseUxXdaHvRJs9EIybneDb0FgyPZEDy/FmFnAyepbgTtaerLhLa2JiWytyHURVdv45hhSXd06DkuNqQbmj07qVaW/VuVMjI9sGxGvEwIDAQABo4IBpzCCAaMwDAYDVR0TAQH/BAIwADAfBgNVHSMEGDAWgBTbaCwDV3rMPWxpoTmgm7+wihlXsTBwBggrBgEFBQcBAQRkMGIwOwYIKwYBBQUHMAKGL2h0dHA6Ly9wdWJsaWMud2lzZWtleS5jb20vY3J0L3djaWRwZXJzZ2JjYTQuY2VyMCMGCCsGAQUFBzABhhdodHRwOi8vb2NzcC53aXNla2V5LmNvbTAnBgNVHREEIDAegRx0cnVzdGVkLnBlcnNvbi5vZGZAZ21haWwuY29tMEcGA1UdIARAMD4wPAYIYIV0BQ4HBAEwMDAuBggrBgEFBQcCARYiaHR0cDovL3d3dy53aXNla2V5LmNvbS9yZXBvc2l0b3J5LzBABgNVHR8EOTA3MDWgM6Axhi9odHRwOi8vcHVibGljLndpc2VrZXkuY29tL2NybC93Y2lkcGVyc2diY2E0LmNybDAdBgNVHQ4EFgQUcfsTRNVA24VvdOALX5sZy6OZY8IwHQYDVR0lBBYwFAYIKwYBBQUHAwIGCCsGAQUFBwMEMA4GA1UdDwEB/wQEAwIFoDANBgkqhkiG9w0BAQsFAAOCAQEAhmt6mBiCSiCQrErSdtonHHh5VMhtvCb4BKA/8R/keoI4LUK4ImU3AphhAwEbVeguv8zLdStYr1GwRsmLK8fNQfXs0bHcblwvhVFcZ0X0iR7wfwkMRmxPlsnYChbIo0976nghIjzrFkbwuuWLd9GRzGUaD9j9dq4yyjVZPCt90oQTqQkUSh/TXvLgAUHvcffLEkYAh6G09CwgzPw11RYQ+nwpOpTcz8NpFwVnCyMpL+wUFnjY+x75k7UndRLoQw0Io94tOzYNuPLwcUYk1hRUYjI4RYE7TLFqRxTKsCCP1PyhoqFh1ytEAZCY7nHhCLJ7cBW3hKuJbwWoMs+l/7cKZA==</xd:EncapsulatedX509Certificate>
            </xd:CertificateValues>
          </xd:UnsignedSignatureProperties>
        </xd:UnsignedProperties>
      </xd:QualifyingProperties>
    </Object>
    <Object xmlns:xd="http://uri.etsi.org/01903/v1.3.2#">
      <xd:QualifyingProperties Target="#ID_009300ec006a00fa00a400ff004e007800a5008d004c00aa00ab00e500230035">
        <xd:SignedProperties Id="idSignedProperties2">
          <xd:SignedSignatureProperties>
            <xd:SigningTime>6666-66-66T00:00:00.000000000</xd:SigningTime>
            <xd:SigningCertificate>
              <xd:Cert>
                <xd:CertDigest>
                  <DigestMethod Algorithm="http://www.w3.org/2001/04/xmlenc#sha256"/>
                  <DigestValue>RpfTAIjIBGpqIlj8Sm8+7gUrwOEvzgaS92S34fiop3I=</DigestValue>
                </xd:CertDigest>
                <xd:IssuerSerial>
                  <X509IssuerName>CN=WISeKey CertifyID Personal GB CA 4, O=WISeKey, C=CH</X509IssuerName>
                  <X509SerialNumber>492776570638425942708927152800856035375062304454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tTCCAp2gAwIBAgIQdrEgUnTwhYdGs/gjGvbCwDANBgkqhkiG9w0BAQsFADBtMQswCQYDVQQGEwJDSDEQMA4GA1UEChMHV0lTZUtleTEiMCAGA1UECxMZT0lTVEUgRm91bmRhdGlvbiBFbmRvcnNlZDEoMCYGA1UEAxMfT0lTVEUgV0lTZUtleSBHbG9iYWwgUm9vdCBHQiBDQTAeFw0xNDEyMDExNTAwMzJaFw0zOTEyMDExNTEwMzFaMG0xCzAJBgNVBAYTAkNIMRAwDgYDVQQKEwdXSVNlS2V5MSIwIAYDVQQLExlPSVNURSBGb3VuZGF0aW9uIEVuZG9yc2VkMSgwJgYDVQQDEx9PSVNURSBXSVNlS2V5IEdsb2JhbCBSb290IEdCIENBMIIBIjANBgkqhkiG9w0BAQEFAAOCAQ8AMIIBCgKCAQEA2Be3HEokKtaXscriHvt9OO+Y9bI5mE4nuBFde9IllIiCFSZqGzG7qFshISvYD06fWvGxWuR51jIjK+FTzJlFXHtPrby/h0oLS5daqPZI7H17Dc0hBt+eFf1Biki3IPShehtX1F1Q/7pn2COZH8g/497/b1t3sWtuuMlk9+HKQUYOKXHQuSP8yYFfTvdv37+ErXNku7dCjmn21HYdfp2nuFeKUWdy19SouJVUQHMD9ur06/4oQnc/nSMbsrY9gBQHTC5P99UKFg29ZkM3fiNDecNAhvVMKdqOmq0NpQSHiB6F4+lT1ZvIiwNjeOvgGUpuuy9rM2RYk61pv48b74JIxwIDAQABo1EwTzALBgNVHQ8EBAMCAYYwDwYDVR0TAQH/BAUwAwEB/zAdBgNVHQ4EFgQUNQ/INmNe4qPs+TtmFc5RUuORmj0wEAYJKwYBBAGCNxUBBAMCAQAwDQYJKoZIhvcNAQELBQADggEBAEBM+4eymYGQfp3FsLAmzYh7KzKNbrghcViXfa43FK8+5/ea4n32cZiZBKpDdHij40lhPnOMTZTg+XHEthYOU3gf1qKHLwI5gSk8rxWYITD+KJAAjNHhy/peyP34EEY7onhCkRd0VQreUGdNZtGn//3ZwLWoo4rOZvUPQ82nK1d7Y0Zqqi5S2PTt4W2tKZB4SLrhI6qjiey1q5bAtEuiHZeeevJuQHHfaPFlTc58Bd9TZaml8LGXBHAVRgOY1NK/VLSgWH1Sb9pWJmLU2NuJMW8c8CLC02IcNc1MaRVUGpCY3useX8p3x8uOPUNpnJpY0CQ73xtAln41rYHHTnG6iBM=</xd:EncapsulatedX509Certificate>
              <xd:EncapsulatedX509Certificate>MIIEvjCCA6agAwIBAgITMwAAABzNh2vJdU6nywAAAAAAHDANBgkqhkiG9w0BAQsFADBtMQswCQYDVQQGEwJDSDEQMA4GA1UEChMHV0lTZUtleTEiMCAGA1UECxMZT0lTVEUgRm91bmRhdGlvbiBFbmRvcnNlZDEoMCYGA1UEAxMfT0lTVEUgV0lTZUtleSBHbG9iYWwgUm9vdCBHQiBDQTAeFw0yMDA3MDQxNTIwMjZaFw0zNTA3MDQxNTMwMjZaMEwxCzAJBgNVBAYTAkNIMRAwDgYDVQQKEwdXSVNlS2V5MSswKQYDVQQDEyJXSVNlS2V5IENlcnRpZnlJRCBQZXJzb25hbCBHQiBDQSA0MIIBIjANBgkqhkiG9w0BAQEFAAOCAQ8AMIIBCgKCAQEAsL4uMagNTJAAQIqfngQ+idSu0CnOKSs01xdVCJd4J/L6FE26lvJJQKvr8Kw44571K9WsPDP4vyvbAhMnCAq5z9ukb9PqGwQu7zaM/YKRLspwSFaG7H3F5xqAQOzOClsW8gVYxrOUe6Uzq8s29wdMgZu3lPG92WzxyGHnVaV1sa4buzWiOqTsgkBZuBXOmIDpgEJtsX70RpHoLTKS5vgI0KqljhfJpoYwdNO1zc37GpX5b/f5YYazfa52lK/i7qO0p6fu8VPvDtNObdZhD+5sMga96F/XO/c7su5/WTGa+AgTyv3k5aHJKspZU0uuMpfQClhdLgs/ScFjeNl5EGKfKwIDAQABo4IBdjCCAXIwHQYDVR0OBBYEFNtoLANXesw9bGmhOaCbv7CKGVexMB8GA1UdIwQYMBaAFDUPyDZjXuKj7Pk7ZhXOUVLjkZo9MDsGA1UdHwQ0MDIwMKAuoCyGKmh0dHA6Ly9wdWJsaWMud2lzZWtleS5jb20vY3JsL293Z3JnYmNhLmNybDBsBggrBgEFBQcBAQRgMF4wNgYIKwYBBQUHMAKGKmh0dHA6Ly9wdWJsaWMud2lzZWtleS5jb20vY3J0L293Z3JnYmNhLmNydDAkBggrBgEFBQcwAYYYaHR0cDovL29jc3Aud2lzZWtleS5jb20vMEIGA1UdIAQ7MDkwNwYEVR0gADAvMC0GCCsGAQUFBwIBFiFodHRwOi8vd3d3Lndpc2VrZXkuY29tL3JlcG9zaXRvcnkwHQYDVR0lBBYwFAYIKwYBBQUHAwQGCCsGAQUFBwMCMBIGA1UdEwEB/wQIMAYBAf8CAQAwDgYDVR0PAQH/BAQDAgEGMA0GCSqGSIb3DQEBCwUAA4IBAQC+kC2vXY3///B9YT1zK7D2d5gOpeSjqVNceddRnrfDk+ks+FtRyW7La8b9oK/hpiakkqLmuOzesbgok+Ta740l7tOxt94UjWpMLqmLJMwA/lCyj7ZVVMFOdxGhWlG5saSSqagXqoxrSdRwsmQs/YYMZf6OEA2P4Tss1flpdlsydmFpJ2qZtYusF0WiAvOYVYasXHCUI3Zb5BmU0rbya3RRQKuFYAIL9F/MfNj4T31HaCEfX+t3axRc6g+E9/yx8uSHF8aaeJhpkSwitCibz03dD+Jb7C3f30XkmyNCpGB47/r40TxmSxafVdhI6YscLiV7qbjs2n3zZHCMzjBXDJ/h</xd:EncapsulatedX509Certificate>
              <xd:EncapsulatedX509Certificate>MIIFHDCCBASgAwIBAgIUVlDdm4Hzpce3Qnsr1LlR58RBxsYwDQYJKoZIhvcNAQELBQAwTDELMAkGA1UEBhMCQ0gxEDAOBgNVBAoTB1dJU2VLZXkxKzApBgNVBAMTIldJU2VLZXkgQ2VydGlmeUlEIFBlcnNvbmFsIEdCIENBIDQwHhcNMjEwMTI1MTYyNTAzWhcNMjIwMTI2MTY0ODAwWjCBmDFCMEAGA1UECww5UGVyc29uJ3MgSWRlbnRpdHkgbm90IFZlcmlmaWVkIC0gV0lTZUlEIEZyZWUgQ2VydGlmaWNhdGVzMSUwIwYDVQQDDBx0cnVzdGVkLnBlcnNvbi5vZGZAZ21haWwuY29tMSswKQYJKoZIhvcNAQkBFhx0cnVzdGVkLnBlcnNvbi5vZGZAZ21haWwuY29tMIIBIjANBgkqhkiG9w0BAQEFAAOCAQ8AMIIBCgKCAQEAwnLVSp5uEONV734vhAo4lq+RA1c3TNkOqHArNcfArVHSacI1xd7c0Zrq6eW9rpIV0pZ8iHIzNXZCKIK460zw88t0DIz+3khlHVsrL6xrlgLUJI1pu6tid4mcTy38jxsHBIiZha4MyHaQ/19C2/9Izv6fnStEJbIgHAXlUj8BT/KkXpWkQSDwImhCCQHO+QnlvS9vPcGkX3tjHcoCkV0H1dv7E+GhAxY/X9pJxjmDlu96rXZkseUxXdaHvRJs9EIybneDb0FgyPZEDy/FmFnAyepbgTtaerLhLa2JiWytyHURVdv45hhSXd06DkuNqQbmj07qVaW/VuVMjI9sGxGvEwIDAQABo4IBpzCCAaMwDAYDVR0TAQH/BAIwADAfBgNVHSMEGDAWgBTbaCwDV3rMPWxpoTmgm7+wihlXsTBwBggrBgEFBQcBAQRkMGIwOwYIKwYBBQUHMAKGL2h0dHA6Ly9wdWJsaWMud2lzZWtleS5jb20vY3J0L3djaWRwZXJzZ2JjYTQuY2VyMCMGCCsGAQUFBzABhhdodHRwOi8vb2NzcC53aXNla2V5LmNvbTAnBgNVHREEIDAegRx0cnVzdGVkLnBlcnNvbi5vZGZAZ21haWwuY29tMEcGA1UdIARAMD4wPAYIYIV0BQ4HBAEwMDAuBggrBgEFBQcCARYiaHR0cDovL3d3dy53aXNla2V5LmNvbS9yZXBvc2l0b3J5LzBABgNVHR8EOTA3MDWgM6Axhi9odHRwOi8vcHVibGljLndpc2VrZXkuY29tL2NybC93Y2lkcGVyc2diY2E0LmNybDAdBgNVHQ4EFgQUcfsTRNVA24VvdOALX5sZy6OZY8IwHQYDVR0lBBYwFAYIKwYBBQUHAwIGCCsGAQUFBwMEMA4GA1UdDwEB/wQEAwIFoDANBgkqhkiG9w0BAQsFAAOCAQEAhmt6mBiCSiCQrErSdtonHHh5VMhtvCb4BKA/8R/keoI4LUK4ImU3AphhAwEbVeguv8zLdStYr1GwRsmLK8fNQfXs0bHcblwvhVFcZ0X0iR7wfwkMRmxPlsnYChbIo0976nghIjzrFkbwuuWLd9GRzGUaD9j9dq4yyjVZPCt90oQTqQkUSh/TXvLgAUHvcffLEkYAh6G09CwgzPw11RYQ+nwpOpTcz8NpFwVnCyMpL+wUFnjY+x75k7UndRLoQw0Io94tOzYNuPLwcUYk1hRUYjI4RYE7TLFqRxTKsCCP1PyhoqFh1ytEAZCY7nHhCLJ7cBW3hKuJbwWoMs+l/7cKZA==</xd:EncapsulatedX509Certificate>
            </xd:CertificateValues>
          </xd:UnsignedSignatureProperties>
        </xd:UnsignedProperties>
      </xd:QualifyingProperties>
    </Object>
  </Signature>
</document-signatures>
</file>